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3.899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14.30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StringCompress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 table:number-columns-spanned="1" table:number-rows-spanned="20">
            <text:p>StringCompression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02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06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07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08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09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10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11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12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13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14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15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16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17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18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19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returns.EmptyObject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mpres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placed return value with "" for com/thealgorithms/strings/StringCompression::compress</text:p>
          </table:table-cell>
        </table:table-row>
        <table:table-row table:style-name="ro1">
          <table:covered-table-cell office:value-type="string" calcext:value-type="string">
            <text:p>StringCompression</text:p>
          </table:covered-table-cell>
          <table:table-cell office:value-type="string" calcext:value-type="string">
            <text:p>M020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returns.EmptyObject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mpres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placed return value with "" for com/thealgorithms/strings/StringCompression::compr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5:18:52.508462473</dc:date>
    <meta:editing-duration>PT52S</meta:editing-duration>
    <meta:editing-cycles>1</meta:editing-cycles>
    <meta:document-statistic meta:table-count="1" meta:cell-count="168" meta:object-count="0"/>
    <meta:generator>LibreOffice/24.2.7.2$Linux_X86_64 LibreOffice_project/420$Build-2</meta:generator>
  </office:meta>
</office:document-meta>
</file>